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/>
    <style:font-face style:name="Folks" svg:font-family="Folks" style:font-pitch="variable"/>
    <style:font-face style:name="Arial1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Folks" fo:font-size="200pt" style:font-size-asian="200pt" style:font-size-complex="200pt"/>
    </style:style>
    <style:style style:name="P2" style:family="paragraph">
      <style:paragraph-properties fo:text-align="center"/>
    </style:style>
    <style:style style:name="gr1" style:family="graphic">
      <style:graphic-properties draw:fill="solid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fill="solid" draw:fill-color="#808080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ellipse text:anchor-type="paragraph" draw:z-index="0" draw:style-name="gr1" draw:text-style-name="P2" svg:width="9.492cm" svg:height="0.53cm" svg:x="14.268cm" svg:y="8.052cm"><text:p/></draw:ellipse><draw:custom-shape text:anchor-type="paragraph" draw:z-index="1" draw:style-name="gr2" svg:width="7.575cm" svg:height="7.111cm" svg:x="15.228cm" svg:y="0.347cm"><text:p/><draw:enhanced-geometry svg:viewBox="0 0 21600 21600" draw:glue-points="10800 0 0 10800 10800 21600 21600 10800" draw:text-areas="5400 5400 16200 16200" draw:extrusion="true" draw:extrusion-rotation-angle="20 0" draw:type="diamond" draw:enhanced-path="M 10800 0 L 21600 10800 10800 21600 0 10800 10800 0 Z N"/></draw:custom-shape>Vota Aquí!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/>
    <style:font-face style:name="Folks" svg:font-family="Folks" style:font-pitch="variable"/>
    <style:font-face style:name="Arial1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V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es" fo:country="VE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Arial"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7.94cm" fo:page-height="21.59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4-16T01:20:24</meta:creation-date>
    <meta:print-date>2010-04-16T01:23:46</meta:print-date>
    <meta:document-statistic meta:table-count="0" meta:image-count="0" meta:object-count="0" meta:page-count="1" meta:paragraph-count="1" meta:word-count="2" meta:character-count="11"/>
    <dc:date>2010-04-16T01:29:51</dc:date>
    <meta:editing-duration>PT00H09M27S</meta:editing-duration>
    <meta:editing-cycles>1</meta:editing-cycles>
    <meta:generator>OpenOffice.org/3.2$Unix OpenOffice.org_project/320m12$Build-9483</meta:generator>
  </office:meta>
</office:document-meta>
</file>